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5in" table:align="margins"/>
    </style:style>
    <style:style style:name="Table1.A" style:family="table-column">
      <style:table-column-properties style:column-width="1.9368in" style:rel-column-width="16377*"/>
    </style:style>
    <style:style style:name="Table1.B" style:family="table-column">
      <style:table-column-properties style:column-width="3.6778in" style:rel-column-width="31099*"/>
    </style:style>
    <style:style style:name="Table1.C" style:family="table-column">
      <style:table-column-properties style:column-width="2.1354in" style:rel-column-width="18059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8347in"/>
    </style:style>
    <style:style style:name="Table1.A2" style:family="table-cell">
      <style:table-cell-properties style:vertical-align="middle" fo:padding="0.0382in" fo:border="none"/>
    </style:style>
    <style:style style:name="Table2" style:family="table">
      <style:table-properties style:width="7.75in" table:align="margins"/>
    </style:style>
    <style:style style:name="Table2.A" style:family="table-column">
      <style:table-column-properties style:column-width="7.7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none"/>
    </style:style>
    <style:style style:name="Table4" style:family="table">
      <style:table-properties style:width="7.75in" table:align="margins"/>
    </style:style>
    <style:style style:name="Table4.A" style:family="table-column">
      <style:table-column-properties style:column-width="0.3729in" style:rel-column-width="3153*"/>
    </style:style>
    <style:style style:name="Table4.B" style:family="table-column">
      <style:table-column-properties style:column-width="0.8764in" style:rel-column-width="7410*"/>
    </style:style>
    <style:style style:name="Table4.C" style:family="table-column">
      <style:table-column-properties style:column-width="3.1257in" style:rel-column-width="26431*"/>
    </style:style>
    <style:style style:name="Table4.D" style:family="table-column">
      <style:table-column-properties style:column-width="0.625in" style:rel-column-width="5285*"/>
    </style:style>
    <style:style style:name="Table4.E" style:family="table-column">
      <style:table-column-properties style:column-width="0.75in" style:rel-column-width="6342*"/>
    </style:style>
    <style:style style:name="Table4.F" style:family="table-column">
      <style:table-column-properties style:column-width="1in" style:rel-column-width="8456*"/>
    </style:style>
    <style:style style:name="Table4.G" style:family="table-column">
      <style:table-column-properties style:column-width="1in" style:rel-column-width="8458*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75in" table:align="margins"/>
    </style:style>
    <style:style style:name="Table5.A" style:family="table-column">
      <style:table-column-properties style:column-width="3.875in" style:rel-column-width="32767*"/>
    </style:style>
    <style:style style:name="Table5.B" style:family="table-column">
      <style:table-column-properties style:column-width="3.875in" style:rel-column-width="32768*"/>
    </style:style>
    <style:style style:name="Table5.1" style:family="table-row">
      <style:table-row-properties style:min-row-height="0.1875in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ahoma1" officeooo:paragraph-rsid="00e82015"/>
    </style:style>
    <style:style style:name="P2" style:family="paragraph" style:parent-style-name="Table_20_Contents">
      <style:paragraph-properties fo:text-align="start" style:justify-single-word="false"/>
      <style:text-properties style:font-name="Tahoma1" fo:font-size="9pt" fo:font-weight="bold" officeooo:rsid="002e1f5d" officeooo:paragraph-rsid="0033b95e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ahoma1" fo:font-size="9pt" fo:font-weight="bold" officeooo:rsid="002e1f5d" officeooo:paragraph-rsid="01205e1c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1" fo:font-size="9pt" fo:font-style="normal" fo:font-weight="bold" officeooo:rsid="00c98f0c" officeooo:paragraph-rsid="00c98f0c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1" fo:font-size="9pt" fo:font-style="normal" fo:font-weight="bold" officeooo:rsid="00c98f0c" officeooo:paragraph-rsid="013235ed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ahoma1" fo:font-size="9pt" fo:font-style="normal" fo:font-weight="bold" officeooo:rsid="00a06d08" officeooo:paragraph-rsid="00f4f9f2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317f21" officeooo:paragraph-rsid="00317f21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317f21" officeooo:paragraph-rsid="00acd2b7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3117d0" officeooo:paragraph-rsid="003117d0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paragraph-rsid="00bac100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aac42f" officeooo:paragraph-rsid="00bac100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1" fo:font-size="9pt" style:text-underline-style="none" fo:font-weight="bold" officeooo:rsid="00aac42f" officeooo:paragraph-rsid="00acd2b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ahoma1" fo:font-size="9pt" fo:font-style="italic" fo:font-weight="bold" officeooo:rsid="00c98f0c" officeooo:paragraph-rsid="00c98f0c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ahoma1" fo:font-size="9pt" fo:font-style="italic" fo:font-weight="bold" officeooo:rsid="00c98f0c" officeooo:paragraph-rsid="013235ed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Tahoma1" fo:font-size="9pt" fo:font-style="italic" fo:font-weight="normal" officeooo:rsid="001d7ecc" officeooo:paragraph-rsid="00ee2ce9" style:font-size-asian="7.84999990463257pt" style:font-style-asian="italic" style:font-weight-asian="normal" style:font-size-complex="9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Tahoma1" fo:font-size="9pt" fo:font-style="italic" fo:font-weight="normal" officeooo:rsid="001d7ecc" officeooo:paragraph-rsid="003592d2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bold" officeooo:rsid="00b4feba" officeooo:paragraph-rsid="00b4feba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bold" officeooo:rsid="00b8aa09" officeooo:paragraph-rsid="00b8aa09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bold" officeooo:rsid="00be6626" officeooo:paragraph-rsid="00be6626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normal" officeooo:rsid="001d7ecc" officeooo:paragraph-rsid="00b79fa6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normal" officeooo:rsid="001d7ecc" officeooo:paragraph-rsid="00bcbfb2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Tahoma1" fo:font-size="9pt" fo:font-style="normal" fo:font-weight="normal" officeooo:rsid="001d7ecc" officeooo:paragraph-rsid="00be6626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 style:shadow="none"/>
      <style:text-properties style:font-name="Tahoma1" fo:font-size="8pt" fo:font-style="italic" fo:font-weight="normal" officeooo:rsid="001d7ecc" officeooo:paragraph-rsid="00362e18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shadow="none"/>
      <style:text-properties style:font-name="Tahoma1" fo:font-size="8pt" fo:font-style="normal" fo:font-weight="normal" officeooo:rsid="001d7ecc" officeooo:paragraph-rsid="0035ec3b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Tahoma1" fo:font-size="8pt" fo:font-style="normal" fo:font-weight="normal" officeooo:rsid="001d7ecc" officeooo:paragraph-rsid="0035ec3b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Tahoma1" fo:font-size="8pt" fo:font-style="normal" fo:font-weight="normal" officeooo:rsid="001d7ecc" officeooo:paragraph-rsid="00b35c0b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Tahoma1" fo:font-size="8pt" fo:font-style="normal" fo:font-weight="normal" officeooo:rsid="001d7ecc" officeooo:paragraph-rsid="00b1acce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Tahoma1" fo:font-size="8pt" fo:font-style="normal" fo:font-weight="bold" officeooo:rsid="0091c9bc" officeooo:paragraph-rsid="00b45d76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Tahoma1" fo:font-size="8pt" fo:font-style="normal" fo:font-weight="bold" officeooo:rsid="0091c9bc" officeooo:paragraph-rsid="00b5da5f" style:font-size-asian="8pt" style:font-style-asian="normal" style:font-weight-asian="bold" style:font-size-complex="8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Tahoma1" fo:font-size="8pt" officeooo:rsid="001f876b" officeooo:paragraph-rsid="00e82015" style:font-size-asian="8pt" style:font-size-complex="8pt"/>
    </style:style>
    <style:style style:name="P32" style:family="paragraph" style:parent-style-name="Table_20_Contents">
      <style:paragraph-properties fo:text-align="start" style:justify-single-word="false" style:shadow="none"/>
      <style:text-properties style:font-name="Tahoma1" fo:font-size="8pt" officeooo:rsid="0104160d" officeooo:paragraph-rsid="0104160d" style:font-size-asian="8pt" style:font-size-complex="8pt"/>
    </style:style>
    <style:style style:name="P33" style:family="paragraph" style:parent-style-name="Table_20_Contents">
      <style:paragraph-properties fo:text-align="center" style:justify-single-word="false" style:shadow="none"/>
      <style:text-properties style:font-name="Tahoma1" fo:font-size="12pt" fo:font-style="normal" fo:font-weight="bold" officeooo:rsid="0114f4bb" officeooo:paragraph-rsid="0114f4bb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 style:shadow="none"/>
      <style:text-properties style:font-name="Tahoma1" fo:font-style="italic" fo:font-weight="bold" officeooo:rsid="001d7ecc" officeooo:paragraph-rsid="00e8e70f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start" style:justify-single-word="false" style:shadow="none"/>
      <style:text-properties officeooo:paragraph-rsid="00b06b78"/>
    </style:style>
    <style:style style:name="P36" style:family="paragraph" style:parent-style-name="Table_20_Contents">
      <style:paragraph-properties fo:text-align="start" style:justify-single-word="false" style:shadow="none"/>
      <style:text-properties style:font-name="Tahoma" fo:font-size="12pt" fo:font-style="normal" fo:font-weight="bold" officeooo:rsid="001d7ecc" officeooo:paragraph-rsid="00b9b115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text-properties style:font-name="Tahoma1" officeooo:paragraph-rsid="0026f904"/>
    </style:style>
    <style:style style:name="P38" style:family="paragraph" style:parent-style-name="Standard">
      <style:paragraph-properties fo:text-align="end" style:justify-single-word="false"/>
      <style:text-properties style:font-name="Tahoma1" fo:font-size="9pt" fo:font-style="normal" style:text-underline-style="none" fo:font-weight="bold" fo:background-color="transparent" style:font-size-asian="7.84999990463257pt" style:font-style-asian="normal" style:font-weight-asian="bold" style:font-name-complex="Tahoma1" style:font-size-complex="9pt" style:font-style-complex="normal" style:font-weight-complex="bold"/>
    </style:style>
    <style:style style:name="P39" style:family="paragraph" style:parent-style-name="Standard">
      <style:paragraph-properties fo:text-align="end" style:justify-single-word="false"/>
      <style:text-properties fo:font-size="8pt" style:text-underline-style="none" officeooo:paragraph-rsid="00cd2646" style:font-size-asian="8pt" style:font-size-complex="8pt"/>
    </style:style>
    <style:style style:name="P40" style:family="paragraph" style:parent-style-name="Standard">
      <style:text-properties officeooo:paragraph-rsid="00e82015"/>
    </style:style>
    <style:style style:name="P41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d7ecc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d7ecc" style:font-size-asian="7.84999990463257pt" style:font-style-asian="italic" style:font-weight-asian="normal" style:font-style-complex="italic" style:font-weight-complex="normal"/>
    </style:style>
    <style:style style:name="T5" style:family="text">
      <style:text-properties fo:font-style="italic" officeooo:rsid="0091d765" style:font-style-asian="italic" style:font-style-complex="italic"/>
    </style:style>
    <style:style style:name="T6" style:family="text">
      <style:text-properties fo:font-style="italic" officeooo:rsid="0094de55" style:font-style-asian="italic" style:font-style-complex="italic"/>
    </style:style>
    <style:style style:name="T7" style:family="text">
      <style:text-properties fo:font-style="italic" style:text-underline-style="none" fo:font-weight="normal" officeooo:rsid="001d7ecc" style:font-size-asian="7.84999990463257pt" style:font-style-asian="italic" style:font-weight-asian="normal" style:font-style-complex="italic" style:font-weight-complex="normal"/>
    </style:style>
    <style:style style:name="T8" style:family="text">
      <style:text-properties style:font-name="Tahoma1" fo:font-style="normal" fo:font-weight="normal" officeooo:rsid="001d7ecc" fo:background-color="transparent" loext:char-shading-value="0" style:font-style-asian="normal" style:font-weight-asian="normal" style:font-name-complex="Tahoma1" style:font-style-complex="normal" style:font-weight-complex="normal"/>
    </style:style>
    <style:style style:name="T9" style:family="text">
      <style:text-properties style:font-name="Tahoma1" fo:font-style="normal" fo:font-weight="normal" officeooo:rsid="0139175f" fo:background-color="transparent" loext:char-shading-value="0" style:font-style-asian="normal" style:font-weight-asian="normal" style:font-name-complex="Tahoma1" style:font-style-complex="normal" style:font-weight-complex="normal"/>
    </style:style>
    <style:style style:name="T10" style:family="text">
      <style:text-properties style:font-name="Tahoma1" fo:font-style="normal" fo:font-weight="bold" fo:background-color="transparent" loext:char-shading-value="0" style:font-style-asian="normal" style:font-weight-asian="bold" style:font-name-complex="Tahoma1" style:font-style-complex="normal" style:font-weight-complex="bold"/>
    </style:style>
    <style:style style:name="T11" style:family="text">
      <style:text-properties style:font-name="Tahoma1" fo:font-size="8pt" fo:font-style="normal" fo:font-weight="bold" officeooo:rsid="0091c9bc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fo:font-size="12pt" officeooo:rsid="01061ee8" style:font-size-asian="12pt" style:font-size-complex="12pt"/>
    </style:style>
    <style:style style:name="T13" style:family="text">
      <style:text-properties officeooo:rsid="008fb795"/>
    </style:style>
    <style:style style:name="T14" style:family="text">
      <style:text-properties officeooo:rsid="00aac42f"/>
    </style:style>
    <style:style style:name="T15" style:family="text">
      <style:text-properties officeooo:rsid="00d0689d"/>
    </style:style>
    <style:style style:name="T16" style:family="text">
      <style:text-properties officeooo:rsid="008c5f17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91d765" style:font-style-asian="normal" style:font-style-complex="normal"/>
    </style:style>
    <style:style style:name="T19" style:family="text">
      <style:text-properties fo:font-style="normal" officeooo:rsid="0094de55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d7ecc" style:font-style-asian="normal" style:font-weight-asian="bold" style:font-style-complex="normal" style:font-weight-complex="bold"/>
    </style:style>
    <style:style style:name="T22" style:family="text">
      <style:text-properties style:font-name="Tahoma" fo:font-size="8pt" fo:font-style="normal" fo:font-weight="normal" officeooo:rsid="001d7ecc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style:font-name="Tahoma" fo:font-weight="normal" officeooo:rsid="001d7ecc" style:font-weight-asian="normal" style:font-weight-complex="normal"/>
    </style:style>
    <style:style style:name="T24" style:family="text">
      <style:text-properties officeooo:rsid="01267a1a"/>
    </style:style>
    <style:style style:name="T25" style:family="text">
      <style:text-properties officeooo:rsid="01276385"/>
    </style:style>
    <style:style style:name="T26" style:family="text">
      <style:text-properties officeooo:rsid="0127d6f1"/>
    </style:style>
    <style:style style:name="T27" style:family="text">
      <style:text-properties officeooo:rsid="013235ed"/>
    </style:style>
    <style:style style:name="fr1" style:family="graphic" style:parent-style-name="Frame">
      <style:graphic-properties style:protect="size" style:vertical-pos="from-top" style:horizontal-pos="from-left" style:horizontal-rel="paragraph" fo:padding="0in" fo:border="none" style:shadow="none" draw:shadow-opacity="100%" style:editable="true" loext:rel-width-rel="paragraph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draw:frame draw:style-name="fr1" draw:name="image: asimage(company.logo)" text:anchor-type="as-char" svg:y="0in" svg:width="1.711in" style:rel-width="92%" svg:height="0.4307in" style:rel-height="74%" draw:z-index="0"><draw:text-box><text:p text:style-name="P41"/></draw:text-box></draw:frame></text:p>
          </table:table-cell>
          <table:table-cell table:style-name="Table1.A1" table:number-columns-spanned="2" office:value-type="string">
            <text:p text:style-name="P36"><text:placeholder text:placeholder-type="text">&lt;company.name or False&gt;</text:placeholder></text:p>
            <text:p text:style-name="P35"><text:span text:style-name="T11">Trụ sở chính: </text:span><text:span text:style-name="T22"><text:placeholder text:placeholder-type="text">&lt;company.street or False&gt;</text:placeholder></text:span></text:p>
            <text:p text:style-name="P29">ĐT: <text:span text:style-name="T23"><text:placeholder text:placeholder-type="text">&lt;company.phone or False&gt;</text:placeholder></text:span> - Fax: <text:span text:style-name="T23"><text:placeholder text:placeholder-type="text">&lt;company.fax or False&gt;</text:placeholder></text:span></text:p>
            <text:p text:style-name="P30">Email: <text:span text:style-name="T23"><text:placeholder text:placeholder-type="text">&lt;company.email or False&gt;</text:placeholder>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3">PHIẾU MUA HÀNG</text:p>
            <text:p text:style-name="P34">(<text:span text:style-name="T12">Purchase Order</text:span><text:span text:style-name="T16">)</text:span></text:p>
            <text:p text:style-name="P16">Ngày <text:placeholder text:placeholder-type="text">&lt;o.date_order[8:10]&gt;</text:placeholder> tháng <text:placeholder text:placeholder-type="text">&lt;o.date_order[5:7]&gt;</text:placeholder> năm <text:placeholder text:placeholder-type="text">&lt;o.date_order[0:4]&gt;</text:placeholder></text:p>
          </table:table-cell>
          <table:table-cell table:style-name="Table1.A2" office:value-type="string">
            <text:p text:style-name="P31"><text:span text:style-name="T1">Số phiếu/ No:</text:span> <text:span text:style-name="T3"><text:placeholder text:placeholder-type="text">&lt;o.name or ''&gt;</text:placeholder></text:span></text:p>
            <text:p text:style-name="P32"><text:span text:style-name="T21">T</text:span><text:span text:style-name="T20">rạng thái/ State:</text:span><text:span text:style-name="T2"> <text:s/></text:span><text:span text:style-name="T3"><text:placeholder text:placeholder-type="text">&lt;get_state(o.state)&gt;</text:placeholder></text:span></text:p>
          </table:table-cell>
        </table:table-row>
      </table:table>
      <text:p text:style-name="P40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13">Kính gửi/ To: </text:span><text:s/><text:span text:style-name="T4"><text:placeholder text:placeholder-type="text">&lt;o.partner_id.name or ''&gt;</text:placeholder></text:span></text:p>
          </table:table-cell>
        </table:table-row>
        <table:table-row>
          <table:table-cell table:style-name="Table2.A2" office:value-type="string">
            <text:p text:style-name="P3">Địa Chỉ/Address: <text:span text:style-name="T2"><text:placeholder text:placeholder-type="text">&lt;get_partner_address(o.partner_id)&gt;</text:placeholder></text:span><text:span text:style-name="T2"> </text:span><text:span text:style-name="T7"><text:placeholder text:placeholder-type="text">&lt;if test="o.partner_id.phone != False "&gt;</text:placeholder></text:span><text:span text:style-name="T7"> </text:span><text:span text:style-name="T17">Điện t</text:span><text:span text:style-name="T18">hoại/ Tel:</text:span><text:span text:style-name="T5"> </text:span><text:span text:style-name="T2"><text:placeholder text:placeholder-type="text">&lt;o.partner_id.phone or ''&gt;</text:placeholder></text:span><text:span text:style-name="T2"> </text:span><text:span text:style-name="T7"><text:placeholder text:placeholder-type="text">&lt;/if&gt;</text:placeholder></text:span><text:span text:style-name="T7"> </text:span><text:span text:style-name="T7"><text:placeholder text:placeholder-type="text">&lt;if test="o.partner_id.fax != False "&gt;</text:placeholder></text:span><text:span text:style-name="T19">Fax:</text:span><text:span text:style-name="T6"> </text:span><text:span text:style-name="T2"><text:placeholder text:placeholder-type="text">&lt;o.partner_id.fax or ''&gt;</text:placeholder></text:span><text:span text:style-name="T7"> </text:span><text:span text:style-name="T7"><text:placeholder text:placeholder-type="text">&lt;/if&gt;</text:placeholder></text:span></text:p>
          </table:table-cell>
        </table:table-row>
        <table:table-row>
          <table:table-cell table:style-name="Table2.A1" office:value-type="string">
            <text:p text:style-name="P6">T/g G.Hàng/ Del Time: <text:span text:style-name="T4"><text:placeholder text:placeholder-type="text">&lt;get_datetime(o.date_planned)&gt;</text:placeholder></text:span></text:p>
          </table:table-cell>
        </table:table-row>
      </table:table>
      <text:p text:style-name="P38"/>
      <text:p text:style-name="P39"><text:span text:style-name="T9">Tiền tệ</text:span><text:span text:style-name="T10">: </text:span><text:span text:style-name="T8"><text:placeholder text:placeholder-type="text">&lt;o.currency_id.name or ''&gt;</text:placeholder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7"><text:span text:style-name="T15">S</text:span>TT<text:line-break/>NO</text:p>
          </table:table-cell>
          <table:table-cell table:style-name="Table4.A1" office:value-type="string">
            <text:p text:style-name="P9">Mã SP</text:p>
            <text:p text:style-name="P9">Code</text:p>
          </table:table-cell>
          <table:table-cell table:style-name="Table4.A1" office:value-type="string">
            <text:p text:style-name="P9">Tên Sản Phẩm</text:p>
            <text:p text:style-name="P9">Product Name</text:p>
          </table:table-cell>
          <table:table-cell table:style-name="Table4.A1" office:value-type="string">
            <text:p text:style-name="P10">ĐVT</text:p>
            <text:p text:style-name="P10">UoM</text:p>
          </table:table-cell>
          <table:table-cell table:style-name="Table4.A1" office:value-type="string">
            <text:p text:style-name="P8">Số Lg<text:line-break/>Qty</text:p>
          </table:table-cell>
          <table:table-cell table:style-name="Table4.A1" office:value-type="string">
            <text:p text:style-name="P11">Đơn <text:span text:style-name="T14">Giá</text:span></text:p>
            <text:p text:style-name="P12">Price</text:p>
          </table:table-cell>
          <table:table-cell table:style-name="Table4.G1" office:value-type="string">
            <text:p text:style-name="P13">Thành Tiền</text:p>
            <text:p text:style-name="P13">Amount</text:p>
          </table:table-cell>
        </table:table-row>
        <table:table-row>
          <table:table-cell table:style-name="Table4.A2" table:number-columns-spanned="7" office:value-type="string">
            <text:p text:style-name="P17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25"><text:placeholder text:placeholder-type="text">&lt;seq+1&gt;</text:placeholder></text:p>
          </table:table-cell>
          <table:table-cell table:style-name="Table4.A3" office:value-type="string">
            <text:p text:style-name="P25"><text:placeholder text:placeholder-type="text">&lt;line.product_id.default_code or ''&gt;</text:placeholder></text:p>
          </table:table-cell>
          <table:table-cell table:style-name="Table4.A3" office:value-type="string">
            <text:p text:style-name="P25"><text:placeholder text:placeholder-type="text">&lt;line.product_id.name or ''&gt;</text:placeholder></text:p>
          </table:table-cell>
          <table:table-cell table:style-name="Table4.A3" office:value-type="string">
            <text:p text:style-name="P25"><text:placeholder text:placeholder-type="text">&lt;line.product_uom.name or ''&gt;</text:placeholder></text:p>
          </table:table-cell>
          <table:table-cell table:style-name="Table4.A3" office:value-type="string">
            <text:p text:style-name="P26"><text:placeholder text:placeholder-type="text">&lt;formatLang(line.product_qty, digits=0)&gt;</text:placeholder></text:p>
          </table:table-cell>
          <table:table-cell table:style-name="Table4.A3" office:value-type="string">
            <text:p text:style-name="P27"><text:placeholder text:placeholder-type="text">&lt;formatLang(line.price_unit, digits=0)&gt;</text:placeholder></text:p>
          </table:table-cell>
          <table:table-cell table:style-name="Table4.G3" office:value-type="string">
            <text:p text:style-name="P28"><text:placeholder text:placeholder-type="text">&lt;formatLang(line.price_subtotal, digits=0)&gt;</text:placeholder></text:p>
          </table:table-cell>
        </table:table-row>
        <table:table-row>
          <table:table-cell table:style-name="Table4.A4" table:number-columns-spanned="7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table:number-columns-spanned="5" office:value-type="string">
            <text:p text:style-name="P18"><text:span text:style-name="T24">Giá trị trước thuế </text:span>/Untaxed Amount:</text:p>
          </table:table-cell>
          <table:covered-table-cell/>
          <table:covered-table-cell/>
          <table:covered-table-cell/>
          <table:covered-table-cell/>
          <table:table-cell table:style-name="Table4.G3" table:number-columns-spanned="2" office:value-type="string">
            <text:p text:style-name="P21"><text:placeholder text:placeholder-type="text">&lt;formatLang(o.amount_untaxed, digits=0)&gt;</text:placeholder></text:p>
          </table:table-cell>
          <table:covered-table-cell/>
        </table:table-row>
        <table:table-row>
          <table:table-cell table:style-name="Table4.A3" table:number-columns-spanned="5" office:value-type="string">
            <text:p text:style-name="P19"><text:span text:style-name="T25">Giá trị thuế </text:span>/Tax:</text:p>
          </table:table-cell>
          <table:covered-table-cell/>
          <table:covered-table-cell/>
          <table:covered-table-cell/>
          <table:covered-table-cell/>
          <table:table-cell table:style-name="Table4.G3" table:number-columns-spanned="2" office:value-type="string">
            <text:p text:style-name="P22"><text:placeholder text:placeholder-type="text">&lt;formatLang(o.amount_tax, digits=0)&gt;</text:placeholder></text:p>
          </table:table-cell>
          <table:covered-table-cell/>
        </table:table-row>
        <table:table-row>
          <table:table-cell table:style-name="Table4.A3" table:number-columns-spanned="5" office:value-type="string">
            <text:p text:style-name="P20"><text:s/><text:span text:style-name="T26">Tổng tiền </text:span>/Total: </text:p>
          </table:table-cell>
          <table:covered-table-cell/>
          <table:covered-table-cell/>
          <table:covered-table-cell/>
          <table:covered-table-cell/>
          <table:table-cell table:style-name="Table4.G3" table:number-columns-spanned="2" office:value-type="string">
            <text:p text:style-name="P23"><text:placeholder text:placeholder-type="text">&lt;formatLang(o.amount_tax, digits=0)&gt;</text:placeholder></text:p>
          </table:table-cell>
          <table:covered-table-cell/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Người Đặt Hàng</text:p>
            <text:p text:style-name="P14">(<text:span text:style-name="T27">ký, họ tên</text:span>)</text:p>
          </table:table-cell>
          <table:table-cell table:style-name="Table5.B1" office:value-type="string">
            <text:p text:style-name="P5">Người Phê Duyệt</text:p>
            <text:p text:style-name="P15">(<text:span text:style-name="T27">ký, họ tên</text:span>)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752in" style:type="center"/>
          <style:tab-stop style:position="7.7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602in" fo:margin-bottom="0.7874in" fo:margin-left="0.2398in" fo:margin-right="0.27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1:50:26.890699297</meta:creation-date>
    <dc:date>2016-12-27T16:27:13.901243839</dc:date>
    <meta:editing-duration>PT6H30M7S</meta:editing-duration>
    <meta:editing-cycles>255</meta:editing-cycles>
    <meta:generator>LibreOffice/5.1.4.2$Linux_X86_64 LibreOffice_project/10m0$Build-2</meta:generator>
    <meta:document-statistic meta:table-count="4" meta:image-count="0" meta:object-count="0" meta:page-count="1" meta:paragraph-count="45" meta:word-count="156" meta:character-count="1263" meta:non-whitespace-character-count="1147"/>
  </office:meta>
</office:document-meta>
</file>